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80000000801AB539B5FC9287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Thorndale" svg:font-family="Thorndale" style:font-family-generic="roman" style:font-pitch="variable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Standard"/>
      <text:p text:style-name="Illustration"><draw:frame draw:style-name="fr1" draw:name="Imagen1" text:anchor-type="as-char" svg:y="-0.018cm" svg:width="5.78cm" svg:height="5.78cm" draw:z-index="0"><draw:image xlink:href="Pictures/1000020100000080000000801AB539B5FC92873B.png" xlink:type="simple" xlink:show="embed" xlink:actuate="onLoad" draw:mime-type="image/png"/></draw:frame></text:p>
      <text:p text:style-name="Standard"/>
      <text:p text:style-name="Standard"/>
      <text:p text:style-name="Title">__TITLE__</text:p>
      <text:p text:style-name="Subtitle">__SUBTITLE__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Quotations">__DATETIME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Thorndale" svg:font-family="Thorndale" style:font-family-generic="roman" style:font-pitch="variable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1.499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style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top="0.423cm" fo:margin-bottom="0.212cm" style:contextual-spacing="false" style:page-number="auto">
        <style:tab-stops/>
      </style:paragraph-properties>
      <style:text-properties style:font-name="DejaVu Sans1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style:contextual-spacing="false"/>
      <style:text-properties style:font-name="DejaVu Sans1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style:contextual-spacing="false" fo:text-align="center" style:justify-single-word="false" fo:text-indent="0cm" style:auto-text-indent="false" style:page-number="auto"/>
      <style:text-properties fo:font-style="oblique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style:contextual-spacing="false" fo:text-align="center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style:contextual-spacing="false" fo:text-align="center" style:justify-single-word="false" fo:text-indent="0cm" style:auto-text-indent="false"/>
      <style:text-properties style:font-name="DejaVu Sans2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Puntitos" style:family="paragraph" style:parent-style-name="Text_20_body" style:auto-update="true" style:list-style-name="List_20_1"/>
    <style:style style:name="Illustration" style:family="paragraph" style:parent-style-name="Caption" style:auto-update="true" style:class="extra">
      <style:paragraph-properties fo:margin-left="0cm" fo:margin-right="0cm" fo:margin-top="0.3cm" fo:margin-bottom="0.3cm" style:contextual-spacing="true" fo:text-align="center" style:justify-single-word="false" fo:text-indent="0cm" style:auto-text-indent="false"/>
      <style:text-properties fo:font-weight="normal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yStandard" style:family="paragraph" style:parent-style-name="Standard" style:auto-update="true" style:master-page-name="">
      <style:paragraph-properties style:page-number="auto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○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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0</text:page-number></text:p>
      </style:footer>
    </style:master-page>
    <style:master-page style:name="Landscape" style:page-layout-name="Mpm2">
      <style:footer>
        <text:p text:style-name="Footer"><text:page-number text:select-page="current">0</text:page-number></text:p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32M4S</meta:editing-duration>
    <dc:creator>Elizabeth Kostova</dc:creator>
    <dc:description/>
    <dc:title>Informe de patrimonio</dc:title>
    <dc:subject>Este informe está generado automáticamente en Xulpymoney</dc:subject>
    <dc:creator>Xulpymoney-0.10.9999</dc:creator>
    <meta:initial-creator>Xulpymoney-0.10.9999</meta:initial-creator>
    <meta:keyword/>
    <meta:creation-date>2019-12-09T08:15:56</meta:creation-date>
    <meta:generator>LibreOffice/7.1.6.2.0$Linux_X86_64 LibreOffice_project/10$Build-2</meta:generator>
    <dc:date>2021-10-13T06:21:14.972259584</dc:date>
    <meta:editing-cycles>31</meta:editing-cycles>
    <meta:document-statistic meta:table-count="0" meta:image-count="1" meta:object-count="0" meta:page-count="1" meta:paragraph-count="6" meta:word-count="5" meta:character-count="35" meta:non-whitespace-character-count="35"/>
  </office:meta>
</office:document-meta>
</file>